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80000019FBEA4928E94AAD443.png" manifest:media-type="image/png"/>
  <manifest:file-entry manifest:full-path="Pictures/100000010000055600000055B188C18964C5D74F.png" manifest:media-type="image/png"/>
  <manifest:file-entry manifest:full-path="Pictures/1000000100000556000001BAAE03621BE0A798FE.png" manifest:media-type="image/png"/>
  <manifest:file-entry manifest:full-path="Pictures/10000001000005580000015F430B1BCE7D1B504D.png" manifest:media-type="image/png"/>
  <manifest:file-entry manifest:full-path="Pictures/100000010000055600000043792B27BE6DAF440C.png" manifest:media-type="image/png"/>
  <manifest:file-entry manifest:full-path="Pictures/10000001000005560000036320F94ECA5913FC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7cm" svg:height="10.79cm" draw:z-index="2"><draw:image xlink:href="Pictures/10000001000005560000036320F94ECA5913FCB0.png" xlink:type="simple" xlink:show="embed" xlink:actuate="onLoad" draw:mime-type="image/png"/></draw:frame></text:p>
      <text:p text:style-name="Standard"/>
      <text:p text:style-name="Standard"><draw:frame draw:style-name="fr1" draw:name="Image4" text:anchor-type="char" svg:width="17cm" svg:height="0.833cm" draw:z-index="3"><draw:image xlink:href="Pictures/100000010000055600000043792B27BE6DAF440C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2" text:anchor-type="char" svg:width="17cm" svg:height="4.36cm" draw:z-index="1"><draw:image xlink:href="Pictures/10000001000005580000015F430B1BCE7D1B504D.png" xlink:type="simple" xlink:show="embed" xlink:actuate="onLoad" draw:mime-type="image/png"/></draw:frame></text:p>
      <text:p text:style-name="Standard"><draw:frame draw:style-name="fr1" draw:name="Image5" text:anchor-type="char" svg:width="17cm" svg:height="5.5cm" draw:z-index="4"><draw:image xlink:href="Pictures/1000000100000556000001BAAE03621BE0A798FE.png" xlink:type="simple" xlink:show="embed" xlink:actuate="onLoad" draw:mime-type="image/png"/></draw:frame><text:soft-page-break/></text:p>
      <text:p text:style-name="Standard"><draw:frame draw:style-name="fr1" draw:name="Image6" text:anchor-type="char" svg:width="17cm" svg:height="1.057cm" draw:z-index="5"><draw:image xlink:href="Pictures/100000010000055600000055B188C18964C5D74F.png" xlink:type="simple" xlink:show="embed" xlink:actuate="onLoad" draw:mime-type="image/png"/></draw:frame></text:p>
      <text:p text:style-name="Standard"/>
      <text:p text:style-name="Standard"><draw:frame draw:style-name="fr2" draw:name="Image1" text:anchor-type="char" svg:width="17cm" svg:height="5.156cm" draw:z-index="0"><draw:image xlink:href="Pictures/10000001000005580000019FBEA4928E94AAD4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08:07:04.912644546</meta:creation-date>
    <dc:date>2025-02-17T09:12:25.062024114</dc:date>
    <meta:editing-duration>PT10M43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2" meta:paragraph-count="0" meta:word-count="0" meta:character-count="0" meta:non-whitespace-character-count="0"/>
  </office:meta>
</office:document-meta>
</file>